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2.972cm"/>
    </style:style>
    <style:style style:name="co24" style:family="table-column">
      <style:table-column-properties fo:break-before="auto" style:column-width="1.042cm"/>
    </style:style>
    <style:style style:name="co25" style:family="table-column">
      <style:table-column-properties fo:break-before="auto" style:column-width="1.542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2.88cm"/>
    </style:style>
    <style:style style:name="co28" style:family="table-column">
      <style:table-column-properties fo:break-before="auto" style:column-width="1.198cm"/>
    </style:style>
    <style:style style:name="co29" style:family="table-column">
      <style:table-column-properties fo:break-before="auto" style:column-width="1.52cm"/>
    </style:style>
    <style:style style:name="co30" style:family="table-column">
      <style:table-column-properties fo:break-before="auto" style:column-width="0.975cm"/>
    </style:style>
    <style:style style:name="co31" style:family="table-column">
      <style:table-column-properties fo:break-before="auto" style:column-width="1.3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table:style-name="ce15"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style-name="ce15" table:number-columns-repeated="1023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table:style-name="ce15"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table:style-name="ce15"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 table:style-name="ce15"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table:style-name="ce15"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6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</table:table>
      <table:table table:name="2023" table:style-name="ta1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10" table:default-cell-style-name="ce15"/>
        <table:table-column table:style-name="co25" table:default-cell-style-name="ce15"/>
        <table:table-column table:style-name="co2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1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.00.0000</text:date>, <text:time style:data-style-name="N2" text:time-value="14:14:51.4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10T14:20:14.842000000</dc:date>
    <meta:editing-duration>P4DT5H56M33S</meta:editing-duration>
    <meta:editing-cycles>1706</meta:editing-cycles>
    <meta:document-statistic meta:table-count="4" meta:cell-count="9605" meta:object-count="0"/>
  </office:meta>
</office:document-meta>
</file>